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ed3" officeooo:paragraph-rsid="000d3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an accuracy per set: [np.float64(0.8987926136363636), np.float64(0.9142933238636364), np.float64(0.9136186079545455), np.float64(0.9117365056818183), np.float64(0.9153941761363636), np.float64(0.8944069602272726), np.float64(0.911807528409091), np.float64(0.9215021306818182), np.float64(0.8962535511363636), np.float64(0.8992720170454545), np.float64(0.9069602272727273), np.float64(0.9029119318181819), np.float64(0.9066938920454545), np.float64(0.9230646306818182), np.float64(0.920223721590909), np.float64(0.9164772727272726), np.float64(0.9141157670454545), np.float64(0.9170099431818182), np.float64(0.9141867897727274), np.float64(0.9214311079545453)]</text:p>
      <text:p text:style-name="Standard">The sets with the highest mean accuracy in descending order [14 <text:s/>8 20 15 18 16 <text:s/>5 <text:s/>2 19 17 <text:s/>3 <text:s/>7 <text:s/>4 11 13 12 10 <text:s/>1 <text:s/>9 <text:s/>6]</text:p>
      <text:p text:style-name="Standard"/>
      <text:p text:style-name="P1">This mean includes accuracies for several noise levels, so it only represents which set is best out of the available ones. Individual convergences need to be checke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8:26:22.240383772</meta:creation-date>
    <dc:date>2024-06-28T18:28:20.691144260</dc:date>
    <meta:editing-duration>PT1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81" meta:character-count="949" meta:non-whitespace-character-count="861"/>
  </office:meta>
</office:document-meta>
</file>